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25-09-09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25-04-18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25-03-12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24-10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24-07-22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24-04-02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24-02-05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23-10-04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23-08-3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23-04-13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23-01-1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22-10-1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22-07-1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22-04-06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22-04-04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22-01-11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21-10-0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21-08-1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21-07-21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21-04-14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21-04-06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706091453402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24" meta:object-count="0"/>
    <meta:user-defined meta:name="AppVersion">3.0</meta:user-defined>
  </office:meta>
</office:document-meta>
</file>